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user-transformed="true">
          <draw:text-box>
            <text:p>Love alone will last</text:p>
          </draw:text-box>
        </draw:frame>
        <draw:frame presentation:style-name="pr2" draw:layer="layout" svg:width="28cm" svg:height="15.6cm" svg:x="0cm" svg:y="5.2cm" presentation:class="outline" presentation:user-transformed="true">
          <draw:text-box>
            <text:list text:style-name="L2">
              <text:list-item>
                <text:p>Love alone will last</text:p>
              </text:list-item>
              <text:list-item>
                <text:p>Everything else will be gone and pass away</text:p>
              </text:list-item>
              <text:list-item>
                <text:p>Love alone will la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The warmth of the sunshine </text:p>
              </text:list-item>
              <text:list-item>
                <text:p>Can open a flower</text:p>
              </text:list-item>
              <text:list-item>
                <text:p>Never to close up again</text:p>
              </text:list-item>
              <text:list-item>
                <text:p>The warmth of your loving</text:p>
              </text:list-item>
              <text:list-item>
                <text:p>Will open your spirit</text:p>
              </text:list-item>
              <text:list-item>
                <text:p>The growth of your heart will rem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Love alone will last</text:p>
              </text:list-item>
              <text:list-item>
                <text:p>Everything else will be gone and pass away</text:p>
              </text:list-item>
              <text:list-item>
                <text:p>Love alone will la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Some chisel in marble and fashion in steel</text:p>
              </text:list-item>
              <text:list-item>
                <text:p>Leave their own mark on the land</text:p>
              </text:list-item>
              <text:list-item>
                <text:p>But even the mountains will was to the ocean</text:p>
              </text:list-item>
              <text:list-item>
                <text:p>It's only a love that will st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Love alone will last</text:p>
              </text:list-item>
              <text:list-item>
                <text:p>Everything else will be gone and pass away</text:p>
              </text:list-item>
              <text:list-item>
                <text:p>Love alone will la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All that the Lord used to capture your longing</text:p>
              </text:list-item>
              <text:list-item>
                <text:p>Was love that was gentle and free</text:p>
              </text:list-item>
              <text:list-item>
                <text:p>He knew that his power could open your spirit</text:p>
              </text:list-item>
              <text:list-item>
                <text:p>And call you to all you could 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Love alone will last</text:p>
              </text:list-item>
              <text:list-item>
                <text:p>Everything else will be gone and pass away</text:p>
              </text:list-item>
              <text:list-item>
                <text:p>Love alone will la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12-13T19:13:11.749621047</dc:date>
    <dc:creator>irvy </dc:creator>
    <meta:editing-duration>PT1H49M33S</meta:editing-duration>
    <meta:editing-cycles>23</meta:editing-cycles>
    <meta:generator>LibreOffice/4.1.3.2$Linux_x86 LibreOffice_project/410m0$Build-2</meta:generator>
    <meta:document-statistic meta:object-count="54"/>
  </office:meta>
</office:document-meta>
</file>